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4D1CA1741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Muddiest Point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>Where did you get stuck this lesson? How can we become unstuck and get out of the mud?</text:p>
              </text:list-header>
            </text:list>
          </draw:text-box>
        </draw:frame>
        <draw:frame draw:style-name="gr1" draw:text-style-name="P1" draw:layer="layout" svg:width="16.728cm" svg:height="10.81cm" svg:x="6.181cm" svg:y="8cm">
          <draw:image xlink:href="Pictures/10000000000001F40000014D1CA174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M40S</meta:editing-duration>
    <meta:editing-cycles>7</meta:editing-cycles>
    <meta:generator>LibreOffice/3.6$Windows_x86 LibreOffice_project/e29a214-2bbed72-0621de6-a97528c-8f066d</meta:generator>
    <dc:date>2012-12-12T20:38:34.74</dc:date>
    <meta:document-statistic meta:object-count="26"/>
  </office:meta>
</office:document-meta>
</file>